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37 (and throughout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19, 29, 30, 31 (and throughout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20, 33 (and throughout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18, 32, 1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throughout program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throughout program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throughout program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51, 53, 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66" table:style-name="ce9">
            <text:p>6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35, 51, (and throughout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36, 40, 60, 62 ( and throughout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49-5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34,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RCC RCCD</meta:initial-creator>
    <dc:creator>Xyril</dc:creator>
    <meta:creation-date>2017-01-25T10:21:36Z</meta:creation-date>
    <dc:date>2017-04-18T06:21:06Z</dc:date>
    <meta:print-date>2017-04-18T06:12:18Z</meta:print-date>
    <meta:editing-cycles>8</meta:editing-cycles>
    <meta:editing-duration>PT2719S</meta:editing-duration>
  </office:meta>
</office:document-meta>
</file>